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9.646cm"/>
    </style:style>
    <style:style style:name="gr2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fo:font-size="9pt" fo:font-weight="bold" style:font-family-asian="Verdana" style:font-family-generic-asian="swiss" style:font-size-asian="9pt" style:font-weight-asian="bold" style:font-family-complex="Verdana" style:font-family-generic-complex="swiss" style:font-size-complex="5.09999990463257pt" style:font-weight-complex="bold"/>
    </style:style>
    <style:style style:name="P4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NewRomanPSMT" style:font-family-generic="roman" fo:font-size="9pt" fo:font-weight="bold" style:font-family-asian="TimesNewRomanPSMT" style:font-family-generic-asian="roman" style:font-size-asian="9pt" style:font-weight-asian="bold" style:font-family-complex="TimesNewRomanPSMT" style:font-family-generic-complex="roman" style:font-size-complex="5.09999990463257pt" style:font-weight-complex="bold"/>
    </style:style>
    <style:style style:name="P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TimesNewRomanPSMT" style:font-family-generic="roman" fo:font-size="9pt" style:font-family-asian="TimesNewRomanPSMT" style:font-family-generic-asian="roman" style:font-size-asian="9pt" style:font-family-complex="TimesNewRomanPSMT" style:font-family-generic-complex="roman" style:font-size-complex="5.09999990463257pt"/>
    </style:style>
    <style:style style:name="P6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fo:font-size="9pt" style:font-family-asian="Verdana" style:font-family-generic-asian="swiss" style:font-size-asian="9pt" style:font-family-complex="Verdana" style:font-family-generic-complex="swiss" style:font-size-complex="5.09999990463257pt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fo:font-size="12pt" style:font-family-asian="Verdana" style:font-family-generic-asian="swiss" style:font-size-asian="12pt" style:font-family-complex="Verdana" style:font-family-generic-complex="swiss" style:font-size-complex="6.80000019073486pt"/>
    </style:style>
    <style:style style:name="P9" style:family="paragraph">
      <style:paragraph-properties fo:margin-top="0.42cm" fo:margin-bottom="0.35cm" fo:text-align="start"/>
      <style:text-properties fo:font-size="10pt"/>
    </style:style>
    <style:style style:name="P10" style:family="paragraph">
      <style:paragraph-properties fo:margin-top="0.42cm" fo:margin-bottom="0.35cm" fo:text-align="center"/>
      <style:text-properties fo:font-size="10pt"/>
    </style:style>
    <style:style style:name="P11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'Lucida Sans'" style:font-family-generic-complex="system" style:font-pitch-complex="variable" style:font-size-complex="18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000000" style:text-outline="false" style:text-line-through-style="none" fo:font-family="Verdana" style:font-family-generic="swiss" fo:font-size="10pt" fo:font-style="normal" fo:text-shadow="none" style:text-underline-style="none" fo:font-weight="bold" style:letter-kerning="true" style:font-family-asian="Verdana" style:font-family-generic-asian="swiss" style:font-size-asian="10pt" style:font-style-asian="normal" style:font-weight-asian="bold" style:font-family-complex="Verdana" style:font-family-generic-complex="swiss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fo:font-family="Verdana" style:font-family-generic="swiss" fo:font-size="10pt" style:font-family-asian="Verdana" style:font-family-generic-asian="swiss" style:font-size-asian="10pt" style:font-family-complex="Verdana" style:font-family-generic-complex="swiss" style:font-size-complex="5.69999980926514pt"/>
    </style:style>
    <style:style style:name="T4" style:family="text">
      <style:text-properties fo:color="#000000" fo:font-family="Verdana" style:font-family-generic="swiss" fo:font-size="12pt" style:font-family-asian="Verdana" style:font-family-generic-asian="swiss" style:font-size-asian="12pt" style:font-family-complex="Verdana" style:font-family-generic-complex="swiss" style:font-size-complex="6.80000019073486pt"/>
    </style:style>
    <style:style style:name="T5" style:family="text">
      <style:text-properties fo:color="#000000" fo:font-family="Verdana" style:font-family-generic="swiss" fo:font-size="12pt" fo:font-weight="bold" style:font-family-asian="Verdana" style:font-family-generic-asian="swiss" style:font-size-asian="12pt" style:font-weight-asian="bold" style:font-family-complex="Verdana" style:font-family-generic-complex="swiss" style:font-size-complex="6.80000019073486pt" style:font-weight-complex="bold"/>
    </style:style>
    <style:style style:name="T6" style:family="text">
      <style:text-properties fo:color="#000000" style:text-outline="false" style:text-line-through-style="none" fo:font-family="Verdana" style:font-family-generic="swiss" fo:font-size="12pt" fo:font-style="normal" fo:text-shadow="none" style:text-underline-style="none" fo:font-weight="bold" style:letter-kerning="true" style:font-family-asian="Verdana" style:font-family-generic-asian="swiss" style:font-size-asian="12pt" style:font-style-asian="normal" style:font-weight-asian="bold" style:font-family-complex="Verdana" style:font-family-generic-complex="swiss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text form:name="nome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gno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matricola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dataNascita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luogoNascit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residenza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provincia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ap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via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codiceFiscale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draw:frame draw:style-name="gr1" draw:text-style-name="P2" draw:layer="layout" svg:width="19cm" svg:height="29.896cm" svg:x="1cm" svg:y="1.104cm">
          <draw:text-box>
            <text:p text:style-name="P2"><text:s/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AL MAGNIFICO RETTORE</text:span></text:p>
            <text:p text:style-name="P4"><text:span text:style-name="T3">OGGETTO: <text:s/></text:span><text:span text:style-name="T4">Richiesta di </text:span><text:span text:style-name="T5">ammissione </text:span><text:span text:style-name="T4">al Tirocinio</text:span><text:span text:style-name="T4"><text:tab/></text:span><text:span text:style-name="T4"><text:tab/></text:span><text:span text:style-name="T4"><text:tab/></text:span><text:span text:style-name="T6">Università Politecnica </text:span><text:span text:style-name="T6"><text:tab/></text:span><text:span text:style-name="T6"><text:tab/></text:span><text:span text:style-name="T6"> <text:s/></text:span><text:span text:style-name="T6">di Formazione e Orientamento</text:span><text:span text:style-name="T6"><text:tab/></text:span><text:span text:style-name="T6"><text:tab/></text:span><text:span text:style-name="T6"><text:tab/></text:span><text:span text:style-name="T6"><text:tab/></text:span><text:span text:style-name="T6">delle </text:span><text:span text:style-name="T4">MARCHE</text:span></text:p>
            <text:p text:style-name="P5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 p.c.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l Preside della Facoltà di</text:span></text:p>
  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6">Ingegneria</text:span></text:p>
            <text:p text:style-name="P8"><text:tab/><text:tab/> <text:tab/><text:tab/><text:tab/><text:tab/><text:tab/><text:tab/><text:tab/><text:tab/></text:p>
            <text:p text:style-name="P9">N.B.: A TALE RICHIESTA VA ALLEGATO IN DUPLICE COPIA  IL PROGETTO FORMATIVO DA     RITIRARE PRESSO LA  SEGRETERIA STUDENTI </text:p>
            <text:p text:style-name="P9"><text:s/></text:p>
            <text:p text:style-name="P9">Il sottoscritto ___________________________ <text:s text:c="8"/>___________________________</text:p>
            <text:p text:style-name="P9"/>
            <text:p text:style-name="P9">Matr. n. _______________, nato il ______________ a ____________________________________, </text:p>
            <text:p text:style-name="P9"/>
            <text:p text:style-name="P9"> residente a _______________________, prov. __________,</text:p>
            <text:p text:style-name="P9"><text:s/></text:p>
            <text:p text:style-name="P9">C. A. P.  ___________Via _______________________________________________, </text:p>
            <text:p text:style-name="P9"/>
            <text:p text:style-name="P9">codice fiscale___________________________________________________ iscritto al Corso di Laurea in Ingegneria</text:p>
            <text:p text:style-name="P9"/>
            <text:p text:style-name="P9">1) <text:s text:c="2"/>triennale  e avendo superato almeno 120 cfu</text:p>
            <text:p text:style-name="P9">2) <text:s text:c="2"/>specialistica/magistrale  </text:p>
            <text:p text:style-name="P9">3) <text:s text:c="2"/>quinquennale </text:p>
            <text:p text:style-name="P10">CHIEDE </text:p>
            <text:p text:style-name="P9">di essere  ammesso per il medesimo anno accademico  alla frequenza del tirocinio di Formazione e Orientamento, ad integrazione della richiesta di iscrizione,  previsto dal Regolamento di Ateneo per il Corso di Laurea.</text:p>
            <text:p text:style-name="P9"/>
            <text:p text:style-name="P9">Dichiara infine di essere consapevole delle sanzioni penali, nel caso di dichiarazioni mendaci, di formazione o uso di atti falsi, richiamate dall’art. 76 del D.P.R.  445/2000 in materia di documentazione amministrativa e di aver preso visione del Regolamento tirocini pubblicato sul sito  https://tirocini.ing.univpm.it</text:p>
            <text:p text:style-name="P9"><text:s/></text:p>
            <text:p text:style-name="P9">_________________________________                _________________________________   </text:p>
            <text:p text:style-name="P9">        (luogo e data)                                                                (firma dello studente)</text:p>
            <text:p text:style-name="P9"/>
          </draw:text-box>
        </draw:frame>
        <draw:control draw:style-name="gr2" draw:text-style-name="P11" draw:layer="layout" svg:width="5.2cm" svg:height="0.8cm" svg:x="3.4cm" svg:y="7.4cm" draw:control="control1"/>
        <draw:control draw:style-name="gr2" draw:text-style-name="P11" draw:layer="layout" svg:width="5.3cm" svg:height="0.8cm" svg:x="9.5cm" svg:y="7.4cm" draw:control="control2"/>
        <draw:control draw:style-name="gr2" draw:text-style-name="P11" draw:layer="layout" svg:width="2.9cm" svg:height="0.8cm" svg:x="2.5cm" svg:y="9cm" draw:control="control3"/>
        <draw:control draw:style-name="gr2" draw:text-style-name="P11" draw:layer="layout" svg:width="2.8cm" svg:height="0.8cm" svg:x="6.7cm" svg:y="9cm" draw:control="control4"/>
        <draw:control draw:style-name="gr2" draw:text-style-name="P11" draw:layer="layout" svg:width="6.9cm" svg:height="0.8cm" svg:x="9.9cm" svg:y="9cm" draw:control="control5"/>
        <draw:control draw:style-name="gr2" draw:text-style-name="P11" draw:layer="layout" svg:width="4.4cm" svg:height="0.8cm" svg:x="3.3cm" svg:y="10.6cm" draw:control="control6"/>
        <draw:control draw:style-name="gr2" draw:text-style-name="P11" draw:layer="layout" svg:width="1.9cm" svg:height="0.8cm" svg:x="8.7cm" svg:y="10.6cm" draw:control="control7"/>
        <draw:control draw:style-name="gr2" draw:text-style-name="P11" draw:layer="layout" svg:width="2cm" svg:height="0.8cm" svg:x="2.7cm" svg:y="12.2cm" draw:control="control8"/>
        <draw:control draw:style-name="gr2" draw:text-style-name="P11" draw:layer="layout" svg:width="9.2cm" svg:height="0.8cm" svg:x="5.4cm" svg:y="12.2cm" draw:control="control9"/>
        <draw:control draw:style-name="gr2" draw:text-style-name="P11" draw:layer="layout" svg:width="9.9cm" svg:height="0.8cm" svg:x="3.5cm" svg:y="13.9cm" draw:control="control10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ovanni Rossi</meta:initial-creator>
    <meta:creation-date>2015-01-05T14:24:38</meta:creation-date>
    <dc:date>2015-01-05T14:45:12</dc:date>
    <dc:creator>Giovanni Rossi</dc:creator>
    <meta:editing-duration>PT5M20S</meta:editing-duration>
    <meta:editing-cycles>1</meta:editing-cycles>
    <meta:document-statistic meta:object-count="11"/>
    <meta:generator>OpenOffice/4.1.1$Unix OpenOffice.org_project/411m6$Build-9775</meta:generator>
  </office:meta>
</office:document-meta>
</file>